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f2316" officeooo:paragraph-rsid="000f2316"/>
    </style:style>
    <style:style style:name="P2" style:family="paragraph" style:parent-style-name="Standard">
      <style:paragraph-properties fo:text-align="start" style:justify-single-word="false"/>
      <style:text-properties officeooo:rsid="000f2316" officeooo:paragraph-rsid="000f2316"/>
    </style:style>
    <style:style style:name="P3" style:family="paragraph" style:parent-style-name="Standard">
      <style:paragraph-properties fo:text-align="start" style:justify-single-word="false"/>
      <style:text-properties officeooo:rsid="000f2316" officeooo:paragraph-rsid="00107c23"/>
    </style:style>
    <style:style style:name="P4" style:family="paragraph" style:parent-style-name="Standard">
      <style:paragraph-properties fo:text-align="justify" style:justify-single-word="false"/>
      <style:text-properties officeooo:rsid="000f2316" officeooo:paragraph-rsid="00107c23"/>
    </style:style>
    <style:style style:name="P5" style:family="paragraph" style:parent-style-name="Standard">
      <style:text-properties officeooo:rsid="000f2316" officeooo:paragraph-rsid="000f2316"/>
    </style:style>
    <style:style style:name="P6" style:family="paragraph" style:parent-style-name="Standard">
      <style:paragraph-properties fo:text-align="start" style:justify-single-word="false"/>
      <style:text-properties officeooo:rsid="00107c23" officeooo:paragraph-rsid="00107c23"/>
    </style:style>
    <style:style style:name="P7" style:family="paragraph" style:parent-style-name="Standard">
      <style:paragraph-properties fo:text-align="justify" style:justify-single-word="false"/>
      <style:text-properties officeooo:rsid="00107c23" officeooo:paragraph-rsid="00142123"/>
    </style:style>
    <style:style style:name="P8" style:family="paragraph" style:parent-style-name="Standard">
      <style:paragraph-properties fo:text-align="justify" style:justify-single-word="false"/>
      <style:text-properties officeooo:rsid="0010b1bb" officeooo:paragraph-rsid="0010b1bb"/>
    </style:style>
    <style:style style:name="P9" style:family="paragraph" style:parent-style-name="Standard">
      <style:paragraph-properties fo:text-align="justify" style:justify-single-word="false"/>
      <style:text-properties officeooo:rsid="0010b1bb" officeooo:paragraph-rsid="00107c23"/>
    </style:style>
    <style:style style:name="P10" style:family="paragraph" style:parent-style-name="Standard">
      <style:paragraph-properties fo:text-align="justify" style:justify-single-word="false"/>
      <style:text-properties officeooo:rsid="0015df4f" officeooo:paragraph-rsid="0015df4f"/>
    </style:style>
    <style:style style:name="P11" style:family="paragraph" style:parent-style-name="Standard">
      <style:text-properties officeooo:rsid="00182c03" officeooo:paragraph-rsid="00182c03"/>
    </style:style>
    <style:style style:name="P12" style:family="paragraph" style:parent-style-name="Standard">
      <style:paragraph-properties fo:text-align="start" style:justify-single-word="false"/>
      <style:text-properties officeooo:rsid="00182c03" officeooo:paragraph-rsid="00182c03"/>
    </style:style>
    <style:style style:name="P13" style:family="paragraph" style:parent-style-name="Standard">
      <style:paragraph-properties fo:text-align="center" style:justify-single-word="false"/>
      <style:text-properties fo:font-size="16pt" fo:font-weight="bold" officeooo:rsid="000f2316" officeooo:paragraph-rsid="000f2316"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a13c6" officeooo:paragraph-rsid="001a13c6"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weight="bold" officeooo:rsid="000f2316" officeooo:paragraph-rsid="000f2316" style:font-weight-asian="bold" style:font-weight-complex="bold"/>
    </style:style>
    <style:style style:name="P16" style:family="paragraph" style:parent-style-name="Standard">
      <style:paragraph-properties fo:text-align="start" style:justify-single-word="false"/>
      <style:text-properties fo:font-weight="bold" officeooo:rsid="00182c03" officeooo:paragraph-rsid="00182c03" style:font-weight-asian="bold" style:font-weight-complex="bold"/>
    </style:style>
    <style:style style:name="P17" style:family="paragraph" style:parent-style-name="Standard">
      <style:paragraph-properties fo:text-align="start" style:justify-single-word="false"/>
      <style:text-properties fo:font-weight="bold" officeooo:rsid="00182c03" officeooo:paragraph-rsid="001b4196" style:font-weight-asian="bold" style:font-weight-complex="bold"/>
    </style:style>
    <style:style style:name="P18" style:family="paragraph" style:parent-style-name="Standard">
      <style:paragraph-properties fo:text-align="start" style:justify-single-word="false"/>
      <style:text-properties fo:font-weight="bold" officeooo:rsid="00107c23" officeooo:paragraph-rsid="00107c23" style:font-weight-asian="bold" style:font-weight-complex="bold"/>
    </style:style>
    <style:style style:name="P19" style:family="paragraph" style:parent-style-name="Standard">
      <style:paragraph-properties fo:text-align="justify" style:justify-single-word="false"/>
      <style:text-properties fo:font-weight="bold" officeooo:rsid="00107c23" officeooo:paragraph-rsid="00142123" style:font-weight-asian="bold" style:font-weight-complex="bold"/>
    </style:style>
    <style:style style:name="P20" style:family="paragraph" style:parent-style-name="Standard">
      <style:paragraph-properties fo:text-align="justify" style:justify-single-word="false" fo:break-before="page"/>
      <style:text-properties fo:font-weight="bold" officeooo:rsid="0015df4f" officeooo:paragraph-rsid="0015df4f" style:font-weight-asian="bold" style:font-weight-complex="bold"/>
    </style:style>
    <style:style style:name="P21" style:family="paragraph" style:parent-style-name="Standard">
      <style:paragraph-properties fo:text-align="justify" style:justify-single-word="false" fo:break-before="page"/>
      <style:text-properties fo:font-weight="bold" officeooo:rsid="00142123" officeooo:paragraph-rsid="00142123" style:font-weight-asian="bold" style:font-weight-complex="bold"/>
    </style:style>
    <style:style style:name="P22" style:family="paragraph">
      <style:paragraph-properties fo:margin-left="0in" fo:margin-right="0in" fo:margin-top="0in" fo:margin-bottom="0in" fo:line-height="100%" fo:text-align="center" fo:text-indent="0in"/>
    </style:style>
    <style:style style:name="P2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22650"/>
    </style:style>
    <style:style style:name="T2" style:family="text">
      <style:text-properties officeooo:rsid="00134ca0"/>
    </style:style>
    <style:style style:name="T3" style:family="text">
      <style:text-properties officeooo:rsid="00142123"/>
    </style:style>
    <style:style style:name="T4" style:family="text">
      <style:text-properties officeooo:rsid="00175b55"/>
    </style:style>
    <style:style style:name="T5" style:family="text">
      <style:text-properties officeooo:rsid="000f2316"/>
    </style:style>
    <style:style style:name="T6" style:family="text">
      <style:text-properties fo:font-weight="bold" style:font-weight-asian="bold" style:font-weight-complex="bold"/>
    </style:style>
    <style:style style:name="T7" style:family="text">
      <style:text-properties fo:font-weight="bold" officeooo:rsid="000f2316" style:font-weight-asian="bold" style:font-weight-complex="bold"/>
    </style:style>
    <style:style style:name="T8" style:family="text">
      <style:text-properties officeooo:rsid="001b4196"/>
    </style:style>
    <style:style style:name="T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84in" fo:min-width="1.7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16in" fo:min-width="0.67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55in" fo:min-width="1.604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foreground" style:wrap="run-through" style:number-wrapped-paragraphs="no-limit" style:vertical-pos="from-top" style:vertical-rel="paragraph" style:horizontal-pos="from-left" style:horizontal-rel="paragraph"/>
    </style:style>
    <style:style style:name="gr8" style:family="graphic" style:list-style-name="L4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84in" fo:min-width="1.7in" fo:padding-top="0.0492in" fo:padding-bottom="0.0492in" fo:padding-left="0.0984in" fo:padding-right="0.0984in" draw:shadow="hidden" draw:shadow-offset-x="0.0783in" draw:shadow-offset-y="0.0783in" draw:shadow-color="#808080" style:run-through="foreground"/>
    </style:style>
    <style:style style:name="gr9" style:family="graphic" style:list-style-name="L4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84in" fo:min-width="1.7in" fo:padding-top="0.0492in" fo:padding-bottom="0.0492in" fo:padding-left="0.0984in" fo:padding-right="0.0984in" draw:shadow="hidden" draw:shadow-offset-x="0.0783in" draw:shadow-offset-y="0.0783in" draw:shadow-color="#808080" style:run-through="foreground"/>
    </style:style>
    <style:style style:name="gr10" style:family="graphic" style:list-style-name="L4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4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16in" fo:min-width="0.678in" fo:padding-top="0.0492in" fo:padding-bottom="0.0492in" fo:padding-left="0.0984in" fo:padding-right="0.0984in" draw:shadow="hidden" draw:shadow-offset-x="0.0783in" draw:shadow-offset-y="0.0783in" draw:shadow-color="#808080" style:run-through="foreground"/>
    </style:style>
    <style:style style:name="gr12" style:family="graphic" style:list-style-name="L4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63in" fo:min-width="1.6043in" fo:padding-top="0.0492in" fo:padding-bottom="0.0492in" fo:padding-left="0.0984in" fo:padding-right="0.0984in" draw:shadow="hidden" draw:shadow-offset-x="0.0783in" draw:shadow-offset-y="0.0783in" draw:shadow-color="#808080" style:run-through="foreground"/>
    </style:style>
    <style:style style:name="gr13" style:family="graphic" style:list-style-name="L4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84in" fo:min-width="1.7in" fo:padding-top="0.0492in" fo:padding-bottom="0.0492in" fo:padding-left="0.0984in" fo:padding-right="0.0984in" draw:shadow="hidden" draw:shadow-offset-x="0.0783in" draw:shadow-offset-y="0.0783in" draw:shadow-color="#808080" style:run-through="foreground"/>
    </style:style>
    <style:style style:name="gr14" style:family="graphic" style:list-style-name="L50">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51">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5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5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5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xercise Nr. 8 (Project)</text:p>
      <text:p text:style-name="P13">Wireless data communication between two dev boards</text:p>
      <text:p text:style-name="P14">Micro-Controller Techniques – 2017 winter semester</text:p>
      <text:p text:style-name="P14"/>
      <text:p text:style-name="P5"/>
      <text:p text:style-name="P5"/>
      <text:p text:style-name="P11">1.<text:tab/><text:span text:style-name="T7">Author : Basharat</text:span></text:p>
      <text:p text:style-name="P15"><text:tab/>Matr. Nr. : 4053110</text:p>
      <text:p text:style-name="P15"><text:tab/>Master (Embedded Systems Engineering)</text:p>
      <text:p text:style-name="P2"/>
      <text:p text:style-name="P12">2. <text:tab/><text:span text:style-name="T6">Author : Syed Sagheer Hussain</text:span></text:p>
      <text:p text:style-name="P16"><text:tab/>Matr. Nr. : <text:span text:style-name="T8">4353497</text:span></text:p>
      <text:p text:style-name="P17"><text:tab/><text:span text:style-name="T5">Master (Embedded Systems Engineering)</text:span></text:p>
      <text:p text:style-name="P1"/>
      <text:p text:style-name="P1"/>
      <text:p text:style-name="P15">Hardware Requirements:</text:p>
      <text:p text:style-name="P2"/>
      <text:p text:style-name="P2">1. <text:tab/>Two development boards (MSP430g2553)</text:p>
      <text:p text:style-name="P2">2. <text:tab/>Two bluetooth modules.</text:p>
      <text:p text:style-name="P2"/>
      <text:p text:style-name="P15">Implementation Requirements:</text:p>
      <text:p text:style-name="P2"/>
      <text:p text:style-name="P4">1. <text:tab/>Realization of a <text:span text:style-name="T1">radio </text:span>wireless data communication between two dev boards (MSP430g2553) <text:tab/>using bluetooth<text:span text:style-name="T3">s</text:span>. Using the serial interface, the communication should be realized by sending <text:tab/>the messages explicitly and <text:span text:style-name="T2">full-duplex</text:span>.</text:p>
      <text:p text:style-name="P4"/>
      <text:p text:style-name="P8">2.<text:tab/>Communication topology will most likely to be P2P (Peer to Peer).</text:p>
      <text:p text:style-name="P8"/>
      <text:p text:style-name="P9">3. <text:tab/>Implementation of the error detection either using parity bit or CRC.</text:p>
      <text:p text:style-name="P4"/>
      <text:p text:style-name="P9">4. <text:tab/>Implementation of the flow control to manage and monitor the serial interface buffer so it <text:tab/>should not overflow indicating by alarming (using LED).</text:p>
      <text:p text:style-name="P3"><text:s/></text:p>
      <text:p text:style-name="P18">Software Implementation:</text:p>
      <text:p text:style-name="P6"/>
      <text:p text:style-name="P7"><text:tab/><text:span text:style-name="T3">We will be using each bluetooth module with each development board (MSP430g2553). According to the bidirectional communication both sides of the communication has to be full-duplex. One development board with a bluetooth module has to be Master and intiate the communication. Other side being a slave receive the signal from the Master and acknowledges it and links the communication channel up. There could be developed sort of an algorithm (e.g Parity check or CRC) to detect the error in communication and repeat the sending data until it is received correctly. The followings are the flowcharts of Master and Slave sides. </text:span></text:p>
      <text:p text:style-name="P7"/>
      <text:p text:style-name="P21"><text:s/>Master initiates signaling and start searching for devices to pair up.</text:p>
      <text:p text:style-name="P19"/>
      <text:p text:style-name="P7"/>
      <text:p text:style-name="P7"><draw:g text:anchor-type="paragraph" draw:z-index="0" draw:style-name="gr1"><draw:custom-shape draw:style-name="gr2" draw:text-style-name="P23" xml:id="id1" draw:id="id1" svg:width="1.9504in" svg:height="0.5504in" svg:x="1.7898in" svg:y="0.048in"><text:p text:style-name="P22"><text:span text:style-name="T9">Master – uC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3" xml:id="id2" draw:id="id2" svg:width="1.9504in" svg:height="0.5504in" svg:x="1.7898in" svg:y="1.0453in"><text:p text:style-name="P22"><text:span text:style-name="T9">Bluetooth - ini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24" svg:x1="2.765in" svg:y1="0.598in" svg:x2="2.765in" svg:y2="1.0453in" draw:start-shape="id1" draw:start-glue-point="2" draw:end-shape="id2" draw:end-glue-point="0" svg:d="M7023 1519v1136" svg:viewBox="0 0 2 1138"><text:p/></draw:connector><draw:custom-shape draw:style-name="gr4" draw:text-style-name="P23" xml:id="id3" draw:id="id3" svg:width="1.7504in" svg:height="0.9004in" svg:x="1.8898in" svg:y="1.9453in"><text:p text:style-name="P22"><text:span text:style-name="T9">search_device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3" draw:text-style-name="P24" svg:x1="2.765in" svg:y1="1.5953in" svg:x2="2.765in" svg:y2="1.9453in" draw:start-shape="id2" draw:start-glue-point="2" draw:end-shape="id3" svg:d="M7023 4052v889" svg:viewBox="0 0 2 891"><text:p/></draw:connector><draw:custom-shape draw:style-name="gr2" draw:text-style-name="P23" xml:id="id4" draw:id="id4" svg:width="1.9504in" svg:height="0.5504in" svg:x="1.7898in" svg:y="3.3453in"><text:p text:style-name="P22"><text:span text:style-name="T9">attempt_connect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24" svg:x1="2.765in" svg:y1="2.8453in" svg:x2="2.765in" svg:y2="3.3453in" draw:start-shape="id3" draw:start-glue-point="6" draw:end-shape="id4" draw:end-glue-point="0" svg:d="M7023 7227v1270" svg:viewBox="0 0 2 1272"><text:p text:style-name="P22"><text:span text:style-name="T10"><text:tab/></text:span><text:span text:style-name="T10">yes</text:span></text:p></draw:connector><draw:custom-shape draw:style-name="gr6" draw:text-style-name="P23" xml:id="id5" draw:id="id5" svg:width="1.8504in" svg:height="0.5031in" svg:x="4.6898in" svg:y="2.1453in"><text:p text:style-name="P22"><text:span text:style-name="T9">discover_mode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24" svg:x1="3.6398in" svg:y1="2.3953in" svg:x2="4.6898in" svg:y2="2.3965in" draw:start-shape="id3" draw:start-glue-point="7" draw:end-shape="id5" svg:d="M9245 6084h1335v3h1332" svg:viewBox="0 0 2669 5"><text:p text:style-name="P22"><text:span text:style-name="T10">No</text:span></text:p><text:p text:style-name="P22"><text:span text:style-name="T10"/></text:p></draw:connector><draw:custom-shape draw:style-name="gr4" draw:text-style-name="P23" xml:id="id6" draw:id="id6" svg:width="1.7504in" svg:height="0.9004in" svg:x="1.8898in" svg:y="4.2953in"><text:p text:style-name="P22"><text:span text:style-name="T9">if_successful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3" draw:text-style-name="P24" svg:x1="2.765in" svg:y1="3.8953in" svg:x2="2.765in" svg:y2="4.2953in" draw:start-shape="id4" draw:start-glue-point="2" draw:end-shape="id6" draw:end-glue-point="4" svg:d="M7023 9894v1016" svg:viewBox="0 0 2 1018"><text:p/></draw:connector><draw:connector draw:style-name="gr5" draw:text-style-name="P24" svg:x1="3.6398in" svg:y1="4.7453in" svg:x2="5.6146in" svg:y2="2.648in" draw:start-shape="id6" draw:start-glue-point="7" draw:end-shape="id5" draw:end-glue-point="2" svg:d="M9245 12053h5016v-5327" svg:viewBox="0 0 5018 5329"><text:p text:style-name="P22"><text:span text:style-name="T10"/></text:p><text:p text:style-name="P22"><text:span text:style-name="T10"/></text:p><text:p text:style-name="P22"><text:span text:style-name="T10"/></text:p><text:p text:style-name="P22"><text:span text:style-name="T10"/></text:p><text:p text:style-name="P22"><text:span text:style-name="T10"/></text:p><text:p text:style-name="P22"><text:span text:style-name="T10"/></text:p><text:p text:style-name="P22"><text:span text:style-name="T10">No</text:span></text:p></draw:connector><draw:custom-shape draw:style-name="gr2" draw:text-style-name="P23" xml:id="id7" draw:id="id7" svg:width="1.9504in" svg:height="0.5504in" svg:x="1.7898in" svg:y="5.7862in"><text:p text:style-name="P22"><text:span text:style-name="T9">Connect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24" svg:x1="2.765in" svg:y1="5.1953in" svg:x2="2.765in" svg:y2="5.7862in" draw:start-shape="id6" draw:start-glue-point="6" draw:end-shape="id7" draw:end-glue-point="0" svg:d="M7023 13196v1501" svg:viewBox="0 0 2 1503"><text:p text:style-name="P22"><text:span text:style-name="T10"><text:tab/></text:span><text:span text:style-name="T10">yes</text:span></text:p></draw:connector></draw:g></text:p>
      <text:p text:style-name="P20">Slave searches for devices as well, but waits for the signal initiation from Master and connects.</text:p>
      <text:p text:style-name="P10"/>
      <text:p text:style-name="P10"><draw:g text:anchor-type="paragraph" draw:z-index="1" draw:style-name="gr1"><draw:custom-shape draw:style-name="gr2" draw:text-style-name="P23" xml:id="id8" draw:id="id8" svg:width="1.9504in" svg:height="0.5504in" svg:x="1.8181in" svg:y="0.398in"><text:p text:style-name="P22"><text:span text:style-name="T9">Slave – u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3" xml:id="id9" draw:id="id9" svg:width="1.9504in" svg:height="0.5504in" svg:x="1.8181in" svg:y="1.3953in"><text:p text:style-name="P22"><text:span text:style-name="T9">Bluetooth - ini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24" svg:x1="2.7933in" svg:y1="0.948in" svg:x2="2.7933in" svg:y2="1.3953in" draw:start-shape="id8" draw:start-glue-point="2" draw:end-shape="id9" draw:end-glue-point="0" svg:d="M7095 2408v1136" svg:viewBox="0 0 2 1138"><text:p/></draw:connector><draw:custom-shape draw:style-name="gr4" draw:text-style-name="P23" xml:id="id10" draw:id="id10" svg:width="1.7504in" svg:height="0.9004in" svg:x="1.9181in" svg:y="2.2953in"><text:p text:style-name="P22"><text:span text:style-name="T9">search_device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3" draw:text-style-name="P24" svg:x1="2.7933in" svg:y1="1.9453in" svg:x2="2.7933in" svg:y2="2.2953in" draw:start-shape="id9" draw:start-glue-point="2" draw:end-shape="id10" svg:d="M7095 4941v889" svg:viewBox="0 0 2 891"><text:p/></draw:connector><draw:connector draw:style-name="gr5" draw:text-style-name="P24" svg:x1="2.7933in" svg:y1="3.1953in" svg:x2="2.7933in" svg:y2="3.6953in" draw:start-shape="id10" draw:start-glue-point="6" svg:d="M7095 8116v1270" svg:viewBox="0 0 2 1272"><text:p text:style-name="P22"><text:span text:style-name="T10"><text:tab/></text:span><text:span text:style-name="T10">yes</text:span></text:p></draw:connector><draw:custom-shape draw:style-name="gr6" draw:text-style-name="P23" xml:id="id11" draw:id="id11" svg:width="1.8504in" svg:height="0.5031in" svg:x="4.7181in" svg:y="2.4953in"><text:p text:style-name="P22"><text:span text:style-name="T9">discover_mode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24" svg:x1="3.6681in" svg:y1="2.7453in" svg:x2="4.7181in" svg:y2="2.7465in" draw:start-shape="id10" draw:start-glue-point="7" draw:end-shape="id11" svg:d="M9317 6973h1335v3h1332" svg:viewBox="0 0 2669 5"><text:p text:style-name="P22"><text:span text:style-name="T10">No</text:span></text:p><text:p text:style-name="P22"><text:span text:style-name="T10"/></text:p></draw:connector><draw:connector draw:style-name="gr5" draw:text-style-name="P24" svg:x1="3.6681in" svg:y1="4.148in" svg:x2="5.6429in" svg:y2="2.998in" draw:start-shape="id12" draw:start-glue-point="7" draw:end-shape="id11" draw:end-glue-point="2" svg:d="M9317 10536h5016v-2921" svg:viewBox="0 0 5018 2923"><text:p text:style-name="P22"><text:span text:style-name="T10"/></text:p><text:p text:style-name="P22"><text:span text:style-name="T10"/></text:p><text:p text:style-name="P22"><text:span text:style-name="T10"/></text:p><text:p text:style-name="P22"><text:span text:style-name="T10"/></text:p><text:p text:style-name="P22"><text:span text:style-name="T10"/></text:p><text:p text:style-name="P22"><text:span text:style-name="T10"/></text:p><text:p text:style-name="P22"><text:span text:style-name="T10">No</text:span></text:p></draw:connector><draw:custom-shape draw:style-name="gr2" draw:text-style-name="P23" xml:id="id13" draw:id="id13" svg:width="1.9504in" svg:height="0.5504in" svg:x="1.8181in" svg:y="5.298in"><text:p text:style-name="P22"><text:span text:style-name="T9">Connect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3" xml:id="id12" draw:id="id12" svg:width="1.7504in" svg:height="0.9004in" svg:x="1.9181in" svg:y="3.698in"><text:p text:style-name="P22"><text:span text:style-name="T9">Invitation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5" draw:text-style-name="P24" svg:x1="2.7933in" svg:y1="4.598in" svg:x2="2.7933in" svg:y2="5.298in" draw:start-shape="id12" draw:start-glue-point="6" draw:end-shape="id13" draw:end-glue-point="0" svg:d="M7095 11679v1778" svg:viewBox="0 0 2 1780"><text:p text:style-name="P22"><text:span text:style-name="T10"><text:tab/></text:span><text:span text:style-name="T10">yes</text:span></text:p></draw:connector></draw:g></text:p>
      <text:p text:style-name="P20">Communication between Master and Slave using either Parity <text:span text:style-name="T4">bit </text:span>or CRC.</text:p>
      <text:p text:style-name="P10"/>
      <text:p text:style-name="P10"><draw:g text:anchor-type="paragraph" draw:z-index="2" draw:style-name="gr7"><draw:custom-shape draw:style-name="gr8" draw:text-style-name="P23" xml:id="id14" draw:id="id14" svg:width="1.9504in" svg:height="0.5504in" svg:x="1.8382in" svg:y="0.4839in"><text:p text:style-name="P22"><text:span text:style-name="T9">Connect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3" xml:id="id15" draw:id="id15" svg:width="1.9504in" svg:height="0.5504in" svg:x="1.8382in" svg:y="1.4811in"><text:p text:style-name="P22"><text:span text:style-name="T9">Send ()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4" svg:x1="2.8134in" svg:y1="1.0339in" svg:x2="2.8134in" svg:y2="1.4811in" draw:start-shape="id14" draw:start-glue-point="2" draw:end-shape="id15" draw:end-glue-point="0" svg:d="M7146 2626v1136" svg:viewBox="0 0 2 1138"><text:p/></draw:connector><draw:custom-shape draw:style-name="gr11" draw:text-style-name="P23" xml:id="id17" draw:id="id17" svg:width="1.7504in" svg:height="0.9004in" svg:x="1.9382in" svg:y="3.5339in"><text:p text:style-name="P22"><text:span text:style-name="T9">Parity / CRC </text:span></text:p><text:p text:style-name="P22"><text:span text:style-name="T9">Successful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2" draw:text-style-name="P23" xml:id="id18" draw:id="id18" svg:width="1.8504in" svg:height="0.5039in" svg:x="1.8882in" svg:y="5.0339in"><text:p text:style-name="P22"><text:span text:style-name="T9">receive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3" xml:id="id16" draw:id="id16" svg:width="1.9504in" svg:height="0.5504in" svg:x="1.8382in" svg:y="2.4839in"><text:p text:style-name="P22"><text:span text:style-name="T9">with_Partiy bit / CRC ()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24" svg:x1="2.8134in" svg:y1="2.0311in" svg:x2="2.8134in" svg:y2="2.4839in" draw:start-shape="id15" draw:start-glue-point="2" draw:end-shape="id16" draw:end-glue-point="0" svg:d="M7146 5159v1150" svg:viewBox="0 0 2 1152"><text:p/></draw:connector><draw:connector draw:style-name="gr15" draw:text-style-name="P24" svg:x1="2.8134in" svg:y1="3.0339in" svg:x2="2.8134in" svg:y2="3.5339in" draw:start-shape="id16" draw:start-glue-point="2" draw:end-shape="id17" draw:end-glue-point="4" svg:d="M7146 7706v1270" svg:viewBox="0 0 2 1272"><text:p/></draw:connector><draw:connector draw:style-name="gr16" draw:text-style-name="P24" draw:line-skew="0.3528in" svg:x1="3.6882in" svg:y1="3.9835in" svg:x2="3.7882in" svg:y2="1.7559in" draw:start-shape="id17" draw:start-glue-point="7" draw:end-shape="id15" draw:end-glue-point="1" svg:d="M9368 10118h1653v-5658h-1399" svg:viewBox="0 0 1655 5660"><text:p text:style-name="P22"><text:span text:style-name="T10"><text:s text:c="3"/></text:span><text:span text:style-name="T10">No</text:span></text:p></draw:connector><draw:connector draw:style-name="gr17" draw:text-style-name="P24" svg:x1="2.8134in" svg:y1="4.4339in" svg:x2="2.8134in" svg:y2="5.0339in" draw:start-shape="id17" draw:start-glue-point="6" draw:end-shape="id18" draw:end-glue-point="0" svg:d="M7146 11262v1524" svg:viewBox="0 0 2 1526"><text:p text:style-name="P22"><text:span text:style-name="T10"><text:tab/></text:span><text:span text:style-name="T10">Yes</text:span></text:p></draw:connector><draw:connector draw:style-name="gr18" draw:text-style-name="P24" draw:line-skew="1.1528in" svg:x1="3.7382in" svg:y1="5.2854in" svg:x2="3.7882in" svg:y2="0.7591in" draw:start-shape="id18" draw:start-glue-point="1" draw:end-shape="id14" draw:end-glue-point="1" svg:d="M9495 13425h3558v-11497h-3431" svg:viewBox="0 0 3560 11499"><text:p/></draw:connector></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harat </meta:initial-creator>
    <meta:creation-date>2017-01-19T03:34:41.209536383</meta:creation-date>
    <dc:date>2017-01-20T00:35:12.672177078</dc:date>
    <dc:creator>basharat </dc:creator>
    <meta:editing-duration>PT1H24M34S</meta:editing-duration>
    <meta:editing-cycles>11</meta:editing-cycles>
    <meta:generator>LibreOffice/4.3.3.2$Linux_X86_64 LibreOffice_project/430m0$Build-2</meta:generator>
    <meta:document-statistic meta:table-count="0" meta:image-count="0" meta:object-count="0" meta:page-count="4" meta:paragraph-count="23" meta:word-count="274" meta:character-count="1819" meta:non-whitespace-character-count="1549"/>
  </office:meta>
</office:document-meta>
</file>